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as-char" svg:width="0.7874in" svg:height="0.3937in" draw:z-index="0"><draw:image xlink:href="blob:https://www-mail.icloud-sandbox.com/e083c25c-5cbf-4496-88af-19eb4985bb40" xlink:type="simple" xlink:show="embed" xlink:actuate="onLoad"/></draw:frame></text:p>
      <text:p text:style-name="Standard">I own some commercial roadfront property in Middlesex, VA off of General Puller HWY, which is to 15 miles to the west connected to i64 and i95 outside of Richmond, roughly halfway between the Pentagon and the Shipyard and Camp Perry.</text:p>
      <text:p text:style-name="Standard"/>
      <text:p text:style-name="Standard">The parcel is 27 41A and has access to power, water, fiber optic and is 150 yards from a Verizon 5g tower, ace hardware, middlesex high school. </text:p>
      <text:p text:style-name="Standard"/>
      <text:p text:style-name="Standard">I've taught lego robotics, in addition I have experience running a makerspace in mountain view, ca, called the hacker dojo for many years, I would like to put together as fast as possible a pole barn type of makerspace on this land in which there is inside and there are areas where tractors and heavy trucks can be brought in and worked on, we want to cover chipscale to farmscale.</text:p>
      <text:p text:style-name="Standard"/>
      <text:p text:style-name="Standard">This is what needs to be done and what needs to exist to enable what is desired in the spirit of this legilslation. People need a "3rd space", "A village shop", where they can go and be free to try and build a chicken coop or a dog house, every kid should learn how to build their own house in their own way, this would transform and guide a new perspective on education that puts at an absolute priority building and better understanding the solution to the perceived and real bugs in our systems. DIY and learning how to really make things, and handle material, and how to put out fires, whatever their nature.</text:p>
      <text:p text:style-name="Standard"/>
      <text:p text:style-name="Standard">37°36'01.2"N 76°34'05.2"W</text:p>
      <text:p text:style-name="Standard"><text:a xlink:type="simple" xlink:href="https://goo.gl/maps/sAjT1SyAtCkpcYQW6" text:style-name="Internet_20_link" text:visited-style-name="Visited_20_Internet_20_Link">https://goo.gl/maps/sAjT1SyAtCkpcYQW6</text:a></text:p>
      <text:p text:style-name="Standard"/>
      <text:p text:style-name="Standard">-David</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erif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5T11:49:12.846718732</meta:creation-date>
    <dc:date>2023-08-15T11:49:42.205242654</dc:date>
    <meta:editing-duration>PT30S</meta:editing-duration>
    <meta:editing-cycles>1</meta:editing-cycles>
    <meta:document-statistic meta:table-count="0" meta:image-count="1" meta:object-count="0" meta:page-count="1" meta:paragraph-count="8" meta:word-count="256" meta:character-count="1439" meta:non-whitespace-character-count="1189"/>
    <meta:generator>LibreOffice/7.5.5.2$Linux_X86_64 LibreOffice_project/50$Build-2</meta:generator>
  </office:meta>
</office:document-meta>
</file>